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2aaa6" officeooo:paragraph-rsid="0012aaa6" style:font-size-asian="14pt" style:font-size-complex="16pt"/>
    </style:style>
    <style:style style:name="P2" style:family="paragraph" style:parent-style-name="Standard">
      <style:text-properties fo:font-size="16pt" officeooo:rsid="00142c07" officeooo:paragraph-rsid="00142c07" style:font-size-asian="14pt" style:font-size-complex="16pt"/>
    </style:style>
    <style:style style:name="P3" style:family="paragraph" style:parent-style-name="Standard">
      <style:text-properties fo:font-size="16pt" officeooo:rsid="0015160c" officeooo:paragraph-rsid="0015160c" style:font-size-asian="14pt" style:font-size-complex="16pt"/>
    </style:style>
    <style:style style:name="P4" style:family="paragraph" style:parent-style-name="Standard">
      <style:text-properties fo:font-size="16pt" officeooo:rsid="0016df3c" officeooo:paragraph-rsid="0016df3c" style:font-size-asian="14pt" style:font-size-complex="16pt"/>
    </style:style>
    <style:style style:name="P5" style:family="paragraph" style:parent-style-name="Standard">
      <style:text-properties fo:font-size="16pt" officeooo:rsid="00177785" officeooo:paragraph-rsid="00177785" style:font-size-asian="14pt" style:font-size-complex="16pt"/>
    </style:style>
    <style:style style:name="P6" style:family="paragraph" style:parent-style-name="Standard">
      <style:text-properties fo:font-size="16pt" officeooo:rsid="001cdaa2" officeooo:paragraph-rsid="001cdaa2" style:font-size-asian="14pt" style:font-size-complex="16pt"/>
    </style:style>
    <style:style style:name="P7" style:family="paragraph" style:parent-style-name="Standard">
      <style:text-properties fo:font-size="16pt" officeooo:rsid="001d60fc" officeooo:paragraph-rsid="001d60fc" style:font-size-asian="14pt" style:font-size-complex="16pt"/>
    </style:style>
    <style:style style:name="P8" style:family="paragraph" style:parent-style-name="Standard">
      <style:text-properties fo:font-size="16pt" officeooo:rsid="001d60fc" officeooo:paragraph-rsid="001d60fc" style:font-size-asian="14pt" style:font-size-complex="16pt"/>
    </style:style>
    <style:style style:name="P9" style:family="paragraph" style:parent-style-name="Standard">
      <style:text-properties fo:font-size="16pt" officeooo:rsid="0012aaa6" officeooo:paragraph-rsid="0012aaa6" style:font-size-asian="14pt" style:font-size-complex="16pt"/>
    </style:style>
    <style:style style:name="P10" style:family="paragraph" style:parent-style-name="Standard">
      <style:text-properties fo:font-size="16pt" officeooo:rsid="00177785" officeooo:paragraph-rsid="00177785" style:font-size-asian="14pt" style:font-size-complex="16pt"/>
    </style:style>
    <style:style style:name="P11" style:family="paragraph" style:parent-style-name="Standard">
      <style:text-properties fo:font-size="16pt" officeooo:rsid="001cdaa2" officeooo:paragraph-rsid="001cdaa2" style:font-size-asian="14pt" style:font-size-complex="16pt"/>
    </style:style>
    <style:style style:name="T1" style:family="text">
      <style:text-properties officeooo:rsid="0020b4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len(char []);</text:p>
      <text:p text:style-name="P1">int main()</text:p>
      <text:p text:style-name="P1">{</text:p>
      <text:p text:style-name="P1"><text:s text:c="4"/>int i;</text:p>
      <text:p text:style-name="P1"><text:s text:c="4"/>char str[30];</text:p>
      <text:p text:style-name="P1"><text:s text:c="4"/>printf("Enter the string :-");</text:p>
      <text:p text:style-name="P1"><text:s text:c="4"/>fgets(str,30,stdin);</text:p>
      <text:p text:style-name="P1"><text:s text:c="4"/>printf("Length of string is %d.\n",len(str)); <text:s/></text:p>
      <text:p text:style-name="P1"><text:s text:c="4"/>return 0; <text:s/></text:p>
      <text:p text:style-name="P1">}</text:p>
      <text:p text:style-name="P1"/>
      <text:p text:style-name="P1">int len(char str[])</text:p>
      <text:p text:style-name="P1">{</text:p>
      <text:p text:style-name="P1"><text:s text:c="4"/>int i,count=0;</text:p>
      <text:p text:style-name="P1"><text:s text:c="4"/>for(i=0;str[i];i++)</text:p>
      <text:p text:style-name="P1"><text:s text:c="8"/>count++;</text:p>
      <text:p text:style-name="P1"><text:s text:c="4"/>return count;</text:p>
      <text:p text:style-name="P1">}</text:p>
      <text:p text:style-name="P1"/>
      <text:p text:style-name="P1">2.#include&lt;stdio.h&gt;</text:p>
      <text:p text:style-name="P1">int len(char []);</text:p>
      <text:p text:style-name="P1">int reverse(char [],int);</text:p>
      <text:p text:style-name="P1">int main()</text:p>
      <text:p text:style-name="P1">{</text:p>
      <text:p text:style-name="P1"><text:s text:c="4"/>int i,n;</text:p>
      <text:p text:style-name="P1"><text:s text:c="4"/>char str[30];</text:p>
      <text:p text:style-name="P1"><text:s text:c="4"/>printf("Enter the string :-");</text:p>
      <text:p text:style-name="P1"><text:s text:c="4"/>fgets(str,30,stdin);</text:p>
      <text:p text:style-name="P1"><text:s text:c="4"/>n=len(str);</text:p>
      <text:p text:style-name="P1"><text:s text:c="4"/>reverse(str,n);</text:p>
      <text:p text:style-name="P1"><text:s text:c="4"/>printf("Reversed string is :-\n");</text:p>
      <text:p text:style-name="P1"><text:s text:c="4"/>printf("%s",str);</text:p>
      <text:p text:style-name="P1"><text:s text:c="4"/>printf("\n");</text:p>
      <text:p text:style-name="P1"><text:s text:c="4"/>return 0; <text:s/></text:p>
      <text:p text:style-name="P1">}</text:p>
      <text:p text:style-name="P1"/>
      <text:p text:style-name="P1">int len(char str[])</text:p>
      <text:p text:style-name="P1">{</text:p>
      <text:p text:style-name="P1"><text:soft-page-break/><text:s text:c="4"/>int i,count=0;</text:p>
      <text:p text:style-name="P1"><text:s text:c="4"/>for(i=0;str[i];i++)</text:p>
      <text:p text:style-name="P1"><text:s text:c="8"/>count++;</text:p>
      <text:p text:style-name="P1"><text:s text:c="4"/>return count;</text:p>
      <text:p text:style-name="P1">}</text:p>
      <text:p text:style-name="P1"/>
      <text:p text:style-name="P1">int reverse(char str[],int n)</text:p>
      <text:p text:style-name="P1">{</text:p>
      <text:p text:style-name="P1"><text:s text:c="4"/>int i;</text:p>
      <text:p text:style-name="P1"><text:s text:c="4"/>char ch;</text:p>
      <text:p text:style-name="P1"><text:s text:c="4"/>for(i=0;i&lt;n/2;i++)</text:p>
      <text:p text:style-name="P1"><text:s text:c="4"/>{</text:p>
      <text:p text:style-name="P1"><text:s text:c="8"/>ch=str[i];</text:p>
      <text:p text:style-name="P1"><text:s text:c="8"/>str[i]=str[n-1-i];</text:p>
      <text:p text:style-name="P1"><text:s text:c="8"/>str[n-1-i]=ch;</text:p>
      <text:p text:style-name="P1"><text:s text:c="4"/>}</text:p>
      <text:p text:style-name="P1"><text:s text:c="4"/>return 0;</text:p>
      <text:p text:style-name="P1">}</text:p>
      <text:p text:style-name="P1"/>
      <text:p text:style-name="P2">3.#include&lt;stdio.h&gt;</text:p>
      <text:p text:style-name="P2">int len(char []);</text:p>
      <text:p text:style-name="P2">int compare(char [],char [],int);</text:p>
      <text:p text:style-name="P2">int main()</text:p>
      <text:p text:style-name="P2">{</text:p>
      <text:p text:style-name="P2"><text:s text:c="4"/>int i,lstr1,lstr2,lstr;</text:p>
      <text:p text:style-name="P2"><text:s text:c="4"/>char str1[100],str2[100];</text:p>
      <text:p text:style-name="P2"><text:s text:c="4"/>printf("Enter the 1st string :-");</text:p>
      <text:p text:style-name="P2"><text:s text:c="4"/>fgets(str1,100,stdin);</text:p>
      <text:p text:style-name="P2"><text:s text:c="4"/>printf("Enter the 2nd string :-");</text:p>
      <text:p text:style-name="P2"><text:s text:c="4"/>fgets(str2,100,stdin);</text:p>
      <text:p text:style-name="P2"><text:s text:c="4"/>lstr1=len(str1);</text:p>
      <text:p text:style-name="P2"><text:s text:c="4"/>lstr2=len(str2);</text:p>
      <text:p text:style-name="P2"/>
      <text:p text:style-name="P2"><text:s text:c="4"/>if(lstr1==lstr2)</text:p>
      <text:p text:style-name="P2"><text:s text:c="4"/>{</text:p>
      <text:p text:style-name="P2"><text:s text:c="8"/>printf("String 1 is of same length as String 2\n");</text:p>
      <text:p text:style-name="P2"><text:s text:c="8"/>lstr=lstr1;</text:p>
      <text:p text:style-name="P2"><text:s text:c="4"/>}</text:p>
      <text:p text:style-name="P2"><text:s text:c="4"/>else if(lstr1&gt;lstr2)</text:p>
      <text:p text:style-name="P2"><text:soft-page-break/><text:s text:c="4"/>{</text:p>
      <text:p text:style-name="P2"><text:s text:c="8"/>printf("String 1 is longer than String 2\n");</text:p>
      <text:p text:style-name="P2"><text:s text:c="8"/>lstr=lstr2;</text:p>
      <text:p text:style-name="P2"><text:s text:c="4"/>}</text:p>
      <text:p text:style-name="P2"><text:s text:c="4"/>else</text:p>
      <text:p text:style-name="P2"><text:s text:c="4"/>{</text:p>
      <text:p text:style-name="P2"><text:s text:c="8"/>printf("String 2 is longer than String 1\n");</text:p>
      <text:p text:style-name="P2"><text:s text:c="8"/>lstr=lstr1;</text:p>
      <text:p text:style-name="P2"><text:s text:c="4"/>}</text:p>
      <text:p text:style-name="P2"><text:s text:c="4"/></text:p>
      <text:p text:style-name="P2"><text:s text:c="4"/>compare(str1,str2,lstr);</text:p>
      <text:p text:style-name="P2"><text:s text:c="4"/>return 0; <text:s/></text:p>
      <text:p text:style-name="P2">}</text:p>
      <text:p text:style-name="P2"/>
      <text:p text:style-name="P2">int len(char str[])</text:p>
      <text:p text:style-name="P2">{</text:p>
      <text:p text:style-name="P2"><text:s text:c="4"/>int i,count=0;</text:p>
      <text:p text:style-name="P2"><text:s text:c="4"/>for(i=0;str[i];i++)</text:p>
      <text:p text:style-name="P2"><text:s text:c="8"/>count++;</text:p>
      <text:p text:style-name="P2"><text:s text:c="4"/>return count;</text:p>
      <text:p text:style-name="P2">}</text:p>
      <text:p text:style-name="P2"/>
      <text:p text:style-name="P2">int compare(char str1[],char str2[],int i)</text:p>
      <text:p text:style-name="P2">{</text:p>
      <text:p text:style-name="P2"><text:s text:c="4"/>int n,count=0,flag=0;</text:p>
      <text:p text:style-name="P2"><text:s text:c="4"/>for(n=0;n&lt;i;n++)</text:p>
      <text:p text:style-name="P2"><text:s text:c="4"/>{</text:p>
      <text:p text:style-name="P2"><text:s text:c="8"/>if(str1[n]==str2[n])</text:p>
      <text:p text:style-name="P2"><text:s text:c="8"/>{</text:p>
      <text:p text:style-name="P2"><text:s text:c="12"/>count++;</text:p>
      <text:p text:style-name="P2"><text:s text:c="12"/>continue;</text:p>
      <text:p text:style-name="P2"><text:s text:c="8"/>}</text:p>
      <text:p text:style-name="P2"><text:s text:c="8"/>else</text:p>
      <text:p text:style-name="P2"><text:s text:c="8"/>{</text:p>
      <text:p text:style-name="P2"><text:s text:c="12"/>if(str1[n]&gt;str2[n])</text:p>
      <text:p text:style-name="P2"><text:s text:c="12"/>{</text:p>
      <text:p text:style-name="P2"><text:s text:c="15"/>flag=1;</text:p>
      <text:p text:style-name="P2"><text:s text:c="15"/>break;</text:p>
      <text:p text:style-name="P2"><text:s text:c="12"/>}</text:p>
      <text:p text:style-name="P2"><text:soft-page-break/><text:s text:c="12"/>else</text:p>
      <text:p text:style-name="P2"><text:s text:c="12"/>{</text:p>
      <text:p text:style-name="P2"><text:s text:c="16"/>flag=2;</text:p>
      <text:p text:style-name="P2"><text:s text:c="16"/>break;</text:p>
      <text:p text:style-name="P2"><text:s text:c="12"/>} <text:s text:c="15"/></text:p>
      <text:p text:style-name="P2"><text:s text:c="8"/>}</text:p>
      <text:p text:style-name="P2"><text:s text:c="4"/>}</text:p>
      <text:p text:style-name="P2"/>
      <text:p text:style-name="P2"><text:s text:c="4"/>if(flag==1)</text:p>
      <text:p text:style-name="P2"><text:s text:c="8"/>printf("String 1 is greater than String 2\n");</text:p>
      <text:p text:style-name="P2"><text:s text:c="4"/>else</text:p>
      <text:p text:style-name="P2"><text:s text:c="8"/>printf("String 2 is greater than String 1\n");</text:p>
      <text:p text:style-name="P2"/>
      <text:p text:style-name="P2"><text:s text:c="4"/>if(count==i)</text:p>
      <text:p text:style-name="P2"><text:s text:c="8"/>printf("String 1 is equal to String 2\n");</text:p>
      <text:p text:style-name="P2"><text:s text:c="4"/>return 0;</text:p>
      <text:p text:style-name="P2">}</text:p>
      <text:p text:style-name="P2"/>
      <text:p text:style-name="P2">4.#include&lt;stdio.h&gt;</text:p>
      <text:p text:style-name="P2">int len(char []);</text:p>
      <text:p text:style-name="P2">int upper(char [],int);</text:p>
      <text:p text:style-name="P2">int main()</text:p>
      <text:p text:style-name="P2">{</text:p>
      <text:p text:style-name="P2"><text:s text:c="4"/>int i,n,v;</text:p>
      <text:p text:style-name="P2"><text:s text:c="4"/>char str[30];</text:p>
      <text:p text:style-name="P2"><text:s text:c="4"/>printf("Enter the string :-");</text:p>
      <text:p text:style-name="P2"><text:s text:c="4"/>fgets(str,30,stdin);</text:p>
      <text:p text:style-name="P2"><text:s text:c="4"/>n=len(str);</text:p>
      <text:p text:style-name="P2"><text:s text:c="4"/>upper(str,n);</text:p>
      <text:p text:style-name="P2"><text:s text:c="4"/>printf("%s",str);</text:p>
      <text:p text:style-name="P2"><text:s text:c="4"/>return 0; <text:s/></text:p>
      <text:p text:style-name="P2">}</text:p>
      <text:p text:style-name="P2"/>
      <text:p text:style-name="P2">int len(char str[])</text:p>
      <text:p text:style-name="P2">{</text:p>
      <text:p text:style-name="P2"><text:s text:c="4"/>int i,count=0;</text:p>
      <text:p text:style-name="P2"><text:s text:c="4"/>for(i=0;str[i];i++)</text:p>
      <text:p text:style-name="P2"><text:s text:c="8"/>count++;</text:p>
      <text:p text:style-name="P2"><text:s text:c="4"/>return count;</text:p>
      <text:p text:style-name="P2"><text:soft-page-break/>}</text:p>
      <text:p text:style-name="P2"/>
      <text:p text:style-name="P2">int upper(char str[],int n)</text:p>
      <text:p text:style-name="P2">{</text:p>
      <text:p text:style-name="P2"><text:s text:c="4"/>int i;</text:p>
      <text:p text:style-name="P2"><text:s text:c="4"/>for(i=0;i&lt;n;i++)</text:p>
      <text:p text:style-name="P2"><text:s text:c="4"/>{</text:p>
      <text:p text:style-name="P2"><text:s text:c="8"/>if(str[i]&gt;96 &amp;&amp; str[i]&lt;123)</text:p>
      <text:p text:style-name="P2"><text:s text:c="12"/>str[i]-=32;</text:p>
      <text:p text:style-name="P2"><text:s text:c="4"/>}</text:p>
      <text:p text:style-name="P2"><text:s text:c="4"/>return 0;</text:p>
      <text:p text:style-name="P2">}</text:p>
      <text:p text:style-name="P2"/>
      <text:p text:style-name="P3">5.#include&lt;stdio.h&gt;</text:p>
      <text:p text:style-name="P3">int len(char []);</text:p>
      <text:p text:style-name="P3">int lower(char [],int);</text:p>
      <text:p text:style-name="P3">int main()</text:p>
      <text:p text:style-name="P3">{</text:p>
      <text:p text:style-name="P3"><text:s text:c="4"/>int i,n,v;</text:p>
      <text:p text:style-name="P3"><text:s text:c="4"/>char str[30];</text:p>
      <text:p text:style-name="P3"><text:s text:c="4"/>printf("Enter the string :-");</text:p>
      <text:p text:style-name="P3"><text:s text:c="4"/>fgets(str,30,stdin);</text:p>
      <text:p text:style-name="P3"><text:s text:c="4"/>n=len(str);</text:p>
      <text:p text:style-name="P3"><text:s text:c="4"/>lower(str,n);</text:p>
      <text:p text:style-name="P3"><text:s text:c="4"/>printf("%s",str);</text:p>
      <text:p text:style-name="P3"><text:s text:c="4"/>return 0; <text:s/></text:p>
      <text:p text:style-name="P3">}</text:p>
      <text:p text:style-name="P3"/>
      <text:p text:style-name="P3">int len(char str[])</text:p>
      <text:p text:style-name="P3">{</text:p>
      <text:p text:style-name="P3"><text:s text:c="4"/>int i,count=0;</text:p>
      <text:p text:style-name="P3"><text:s text:c="4"/>for(i=0;str[i];i++)</text:p>
      <text:p text:style-name="P3"><text:s text:c="8"/>count++;</text:p>
      <text:p text:style-name="P3"><text:s text:c="4"/>return count;</text:p>
      <text:p text:style-name="P3">}</text:p>
      <text:p text:style-name="P3"/>
      <text:p text:style-name="P3">int lower(char str[],int n)</text:p>
      <text:p text:style-name="P3">{</text:p>
      <text:p text:style-name="P3"><text:s text:c="4"/>int i;</text:p>
      <text:p text:style-name="P3"><text:soft-page-break/><text:s text:c="4"/>for(i=0;i&lt;n;i++)</text:p>
      <text:p text:style-name="P3"><text:s text:c="4"/>{</text:p>
      <text:p text:style-name="P3"><text:s text:c="8"/>if(str[i]&gt;64 &amp;&amp; str[i]&lt;91)</text:p>
      <text:p text:style-name="P3"><text:s text:c="12"/>str[i]+=32;</text:p>
      <text:p text:style-name="P3"><text:s text:c="4"/>}</text:p>
      <text:p text:style-name="P3"><text:s text:c="4"/>return 0;</text:p>
      <text:p text:style-name="P3">}</text:p>
      <text:p text:style-name="P3"/>
      <text:p text:style-name="P4">6.#include&lt;stdio.h&gt;</text:p>
      <text:p text:style-name="P4">int len(char[]);</text:p>
      <text:p text:style-name="P4">int alphanum(char[],int);</text:p>
      <text:p text:style-name="P4">int main()</text:p>
      <text:p text:style-name="P4">{</text:p>
      <text:p text:style-name="P4"><text:s text:c="4"/>int a;</text:p>
      <text:p text:style-name="P4"><text:s text:c="4"/>char str[50];</text:p>
      <text:p text:style-name="P4"><text:s text:c="4"/>printf("Enter a string:- ");</text:p>
      <text:p text:style-name="P4"><text:s text:c="4"/>fgets(str,50,stdin);</text:p>
      <text:p text:style-name="P4"><text:s text:c="4"/>a=len(str);</text:p>
      <text:p text:style-name="P4"><text:s text:c="4"/>alphanum(str,a);</text:p>
      <text:p text:style-name="P4">}</text:p>
      <text:p text:style-name="P4"/>
      <text:p text:style-name="P4">int len(char str[])</text:p>
      <text:p text:style-name="P4">{</text:p>
      <text:p text:style-name="P4"><text:s text:c="4"/>int i,count=0;</text:p>
      <text:p text:style-name="P4"><text:s text:c="4"/>for(i=0;str[i];i++)</text:p>
      <text:p text:style-name="P4"><text:s text:c="8"/>count++;</text:p>
      <text:p text:style-name="P4"><text:s text:c="4"/>return count;</text:p>
      <text:p text:style-name="P4">}</text:p>
      <text:p text:style-name="P4"/>
      <text:p text:style-name="P4">int alphanum(char str[],int i)</text:p>
      <text:p text:style-name="P4">{</text:p>
      <text:p text:style-name="P4"><text:s text:c="4"/>int n,num=0,alpha=0;</text:p>
      <text:p text:style-name="P4"><text:s text:c="4"/>for(n=0;n&lt;i;n++)</text:p>
      <text:p text:style-name="P4"><text:s text:c="4"/>{</text:p>
      <text:p text:style-name="P4"><text:s text:c="8"/>num=0;</text:p>
      <text:p text:style-name="P4"><text:s text:c="8"/>if(str[n]&gt;='0' &amp; str[n]&lt;='9')</text:p>
      <text:p text:style-name="P4"><text:s text:c="8"/>{</text:p>
      <text:p text:style-name="P4"><text:s text:c="12"/>num=1;</text:p>
      <text:p text:style-name="P4"><text:s text:c="12"/>break;</text:p>
      <text:p text:style-name="P4"><text:soft-page-break/><text:s text:c="8"/>}</text:p>
      <text:p text:style-name="P4"><text:s text:c="8"/>else</text:p>
      <text:p text:style-name="P4"><text:s text:c="12"/>continue;</text:p>
      <text:p text:style-name="P4"><text:s text:c="4"/>}</text:p>
      <text:p text:style-name="P4"><text:s text:c="4"/>for(n=0;n&lt;i;n++)</text:p>
      <text:p text:style-name="P4"><text:s text:c="4"/>{</text:p>
      <text:p text:style-name="P4"><text:s text:c="8"/>alpha=0;</text:p>
      <text:p text:style-name="P4"><text:s text:c="8"/>if((str[n]&gt;='a' &amp; str[n]&lt;='z') | (str[n]&gt;='A' &amp; str[n]&lt;='Z'))</text:p>
      <text:p text:style-name="P4"><text:s text:c="8"/>{</text:p>
      <text:p text:style-name="P4"><text:s text:c="12"/>alpha=1;</text:p>
      <text:p text:style-name="P4"><text:s text:c="12"/>break;</text:p>
      <text:p text:style-name="P4"><text:s text:c="8"/>}</text:p>
      <text:p text:style-name="P4"><text:s text:c="8"/>else</text:p>
      <text:p text:style-name="P4"><text:s text:c="12"/>continue;</text:p>
      <text:p text:style-name="P4"><text:s text:c="4"/>}</text:p>
      <text:p text:style-name="P4"><text:s text:c="4"/>if(alpha==1 &amp; num==1)</text:p>
      <text:p text:style-name="P4"><text:s text:c="8"/>printf("The given string is alphanumeric\n");</text:p>
      <text:p text:style-name="P4"><text:s text:c="4"/>else</text:p>
      <text:p text:style-name="P4"><text:s text:c="8"/>printf("The given string is not alphanumeric\n");</text:p>
      <text:p text:style-name="P4"><text:s text:c="4"/>return 0;</text:p>
      <text:p text:style-name="P4">}</text:p>
      <text:p text:style-name="P4"/>
      <text:p text:style-name="P5">7.#include&lt;stdio.h&gt;</text:p>
      <text:p text:style-name="P5">int len(char[]);</text:p>
      <text:p text:style-name="P5">void palindrome(char[],int);</text:p>
      <text:p text:style-name="P5">int main()</text:p>
      <text:p text:style-name="P5">{</text:p>
      <text:p text:style-name="P5"><text:s text:c="4"/>int l;</text:p>
      <text:p text:style-name="P5"><text:s text:c="4"/>char str[30];</text:p>
      <text:p text:style-name="P5"><text:s text:c="4"/>printf("Enter the string :- ");</text:p>
      <text:p text:style-name="P5"><text:s text:c="4"/>fgets(str,30,stdin);</text:p>
      <text:p text:style-name="P5"><text:s text:c="4"/>l=len(str);</text:p>
      <text:p text:style-name="P5"><text:s text:c="4"/>palindrome(str,l);</text:p>
      <text:p text:style-name="P5">}</text:p>
      <text:p text:style-name="P5"/>
      <text:p text:style-name="P5">int len(char str[])</text:p>
      <text:p text:style-name="P5">{</text:p>
      <text:p text:style-name="P5"><text:s text:c="4"/>int i,count=0;</text:p>
      <text:p text:style-name="P5"><text:s text:c="4"/>for(i=0;str[i];i++)</text:p>
      <text:p text:style-name="P5"><text:soft-page-break/><text:s text:c="8"/>count++;</text:p>
      <text:p text:style-name="P5"><text:s text:c="4"/>return count;</text:p>
      <text:p text:style-name="P5">}</text:p>
      <text:p text:style-name="P5"/>
      <text:p text:style-name="P5">void palindrome(char str[],int n)</text:p>
      <text:p text:style-name="P5">{</text:p>
      <text:p text:style-name="P5"><text:s text:c="4"/>int i=0;</text:p>
      <text:p text:style-name="P5"><text:s text:c="4"/>int j=n-2;</text:p>
      <text:p text:style-name="P5"><text:s text:c="4"/>while(j&gt;i)</text:p>
      <text:p text:style-name="P5"><text:s text:c="4"/>{</text:p>
      <text:p text:style-name="P5"><text:s text:c="8"/>if(str[i]!=str[j])</text:p>
      <text:p text:style-name="P5"><text:s text:c="8"/>{</text:p>
      <text:p text:style-name="P5"><text:s text:c="12"/>printf("The string is not a palindrome\n");</text:p>
      <text:p text:style-name="P5"><text:s text:c="12"/>return;</text:p>
      <text:p text:style-name="P5"><text:s text:c="8"/>}</text:p>
      <text:p text:style-name="P5"><text:s text:c="8"/>else</text:p>
      <text:p text:style-name="P5"><text:s text:c="8"/>{</text:p>
      <text:p text:style-name="P5"><text:s text:c="12"/>i++;</text:p>
      <text:p text:style-name="P5"><text:s text:c="12"/>j--;</text:p>
      <text:p text:style-name="P5"><text:s text:c="8"/>}</text:p>
      <text:p text:style-name="P5"><text:s text:c="4"/>}</text:p>
      <text:p text:style-name="P5"><text:s text:c="4"/>printf("The string is a palindrome\n");</text:p>
      <text:p text:style-name="P5">}</text:p>
      <text:p text:style-name="P5"/>
      <text:p text:style-name="P6">8.#include&lt;stdio.h&gt;</text:p>
      <text:p text:style-name="P6">int len(char[]);</text:p>
      <text:p text:style-name="P6">int words(char[],int);</text:p>
      <text:p text:style-name="P6">int main()</text:p>
      <text:p text:style-name="P6">{</text:p>
      <text:p text:style-name="P6"><text:s text:c="4"/>int n;</text:p>
      <text:p text:style-name="P6"><text:s text:c="4"/>char str[50];</text:p>
      <text:p text:style-name="P6"><text:s text:c="4"/>printf("Enter the string :- ");</text:p>
      <text:p text:style-name="P6"><text:s text:c="4"/>fgets(str,50,stdin);</text:p>
      <text:p text:style-name="P6"><text:s text:c="4"/>n=len(str);</text:p>
      <text:p text:style-name="P6"><text:s text:c="4"/>words(str,n);</text:p>
      <text:p text:style-name="P6">}</text:p>
      <text:p text:style-name="P6"/>
      <text:p text:style-name="P6">int len(char str[])</text:p>
      <text:p text:style-name="P6">{</text:p>
      <text:p text:style-name="P6"><text:soft-page-break/><text:s text:c="4"/>int i,l=0;</text:p>
      <text:p text:style-name="P6"><text:s text:c="4"/>for(i=0;str[i];i++)</text:p>
      <text:p text:style-name="P6"><text:s text:c="8"/>l++;</text:p>
      <text:p text:style-name="P6"><text:s text:c="4"/>return l;</text:p>
      <text:p text:style-name="P6">}</text:p>
      <text:p text:style-name="P6"/>
      <text:p text:style-name="P6">int words(char str[],int n)</text:p>
      <text:p text:style-name="P6">{</text:p>
      <text:p text:style-name="P6"><text:s text:c="4"/>int count=1,i,ch;</text:p>
      <text:p text:style-name="P6"><text:s text:c="4"/>for(i=0;i&lt;n;i++)</text:p>
      <text:p text:style-name="P6"><text:s text:c="4"/>{</text:p>
      <text:p text:style-name="P6"><text:s text:c="8"/>ch=str[i];</text:p>
      <text:p text:style-name="P6"><text:s text:c="8"/>if(ch==32)</text:p>
      <text:p text:style-name="P6"><text:s text:c="12"/>count++;</text:p>
      <text:p text:style-name="P6"><text:s text:c="8"/>else</text:p>
      <text:p text:style-name="P6"><text:s text:c="12"/>continue;</text:p>
      <text:p text:style-name="P6"><text:s text:c="4"/>}</text:p>
      <text:p text:style-name="P6"><text:s text:c="4"/>printf("Total number of words are %d\n",count);</text:p>
      <text:p text:style-name="P6"><text:s text:c="4"/>return 0;</text:p>
      <text:p text:style-name="P6">}</text:p>
      <text:p text:style-name="P6"/>
      <text:p text:style-name="P6">9.#include&lt;stdio.h&gt;</text:p>
      <text:p text:style-name="P6">int len(char[]);</text:p>
      <text:p text:style-name="P6">int main()</text:p>
      <text:p text:style-name="P6">{</text:p>
      <text:p text:style-name="P6"><text:s text:c="4"/>int l,i;</text:p>
      <text:p text:style-name="P6"><text:s text:c="4"/>char str[30];</text:p>
      <text:p text:style-name="P6"><text:s text:c="4"/>printf("Enter the string :- ");</text:p>
      <text:p text:style-name="P6"><text:s text:c="4"/>fgets(str,30,stdin);</text:p>
      <text:p text:style-name="P6"><text:s text:c="4"/>l=len(str);</text:p>
      <text:p text:style-name="P6"><text:s text:c="4"/>for(i = l - 1; i &gt;= 0; i--)</text:p>
      <text:p text:style-name="P6"><text:tab/>{</text:p>
      <text:p text:style-name="P6"><text:tab/><text:tab/>if(str[i] == ' ')</text:p>
      <text:p text:style-name="P6"><text:tab/><text:tab/>{</text:p>
      <text:p text:style-name="P6"><text:tab/><text:tab/><text:tab/>str[i] = '\0';</text:p>
      <text:p text:style-name="P6"><text:tab/><text:tab/><text:tab/>printf("%s ", &amp;(str[i]) + 1);<text:tab/></text:p>
      <text:p text:style-name="P6"><text:tab/><text:tab/>} </text:p>
      <text:p text:style-name="P6"><text:tab/>}</text:p>
      <text:p text:style-name="P6"><text:tab/>printf("%s", str);</text:p>
      <text:p text:style-name="P6"><text:soft-page-break/><text:s text:c="4"/>printf("\n");</text:p>
      <text:p text:style-name="P6"><text:s text:c="2"/><text:tab/>return 0;</text:p>
      <text:p text:style-name="P6">}</text:p>
      <text:p text:style-name="P6"/>
      <text:p text:style-name="P6">int len(char str[])</text:p>
      <text:p text:style-name="P6">{</text:p>
      <text:p text:style-name="P6"><text:s text:c="4"/>int i,count=0;</text:p>
      <text:p text:style-name="P6"><text:s text:c="4"/>for(i=0;str[i];i++)</text:p>
      <text:p text:style-name="P6"><text:s text:c="8"/>count++;</text:p>
      <text:p text:style-name="P6"><text:s text:c="4"/>return count;</text:p>
      <text:p text:style-name="P6">}</text:p>
      <text:p text:style-name="P6"/>
      <text:p text:style-name="P7">10.#include&lt;stdio.h&gt;</text:p>
      <text:p text:style-name="P7">int len(char[]);</text:p>
      <text:p text:style-name="P7">int repeat(char[],int);</text:p>
      <text:p text:style-name="P7">int main()</text:p>
      <text:p text:style-name="P7">{</text:p>
      <text:p text:style-name="P7"><text:s text:c="4"/>int n;</text:p>
      <text:p text:style-name="P7"><text:s text:c="4"/>char str[50];</text:p>
      <text:p text:style-name="P7"><text:s text:c="4"/>printf("Enter the string :- ");</text:p>
      <text:p text:style-name="P7"><text:s text:c="4"/>fgets(str,50,stdin);</text:p>
      <text:p text:style-name="P7"><text:s text:c="4"/>n=len(str);</text:p>
      <text:p text:style-name="P7"><text:s text:c="4"/>repeat(str,n);</text:p>
      <text:p text:style-name="P7"><text:s text:c="4"/><text:span text:style-name="T1">printf(“\n”);</text:span></text:p>
      <text:p text:style-name="P7"><text:s text:c="4"/><text:span text:style-name="T1">return 0;</text:span></text:p>
      <text:p text:style-name="P7">}</text:p>
      <text:p text:style-name="P7"/>
      <text:p text:style-name="P7">int len(char str[])</text:p>
      <text:p text:style-name="P7">{</text:p>
      <text:p text:style-name="P7"><text:s text:c="4"/>int i,l=0;</text:p>
      <text:p text:style-name="P7"><text:s text:c="4"/>for(i=0;str[i];i++)</text:p>
      <text:p text:style-name="P7"><text:s text:c="8"/>l++;</text:p>
      <text:p text:style-name="P7"><text:s text:c="4"/>return l;</text:p>
      <text:p text:style-name="P7">}</text:p>
      <text:p text:style-name="P7"/>
      <text:p text:style-name="P7">int repeat(char str[],int n)</text:p>
      <text:p text:style-name="P7">{</text:p>
      <text:p text:style-name="P7"><text:s text:c="4"/>int i,j,flag=0;</text:p>
      <text:p text:style-name="P7"><text:s text:c="4"/>for(i=0;i&lt;n;i++)</text:p>
      <text:p text:style-name="P7"><text:soft-page-break/><text:s text:c="4"/>{</text:p>
      <text:p text:style-name="P7"><text:s text:c="8"/>flag=0;</text:p>
      <text:p text:style-name="P7"><text:s text:c="8"/>for(j=i-1;j&gt;=0;j--)</text:p>
      <text:p text:style-name="P7"><text:s text:c="8"/>{</text:p>
      <text:p text:style-name="P7"><text:s text:c="12"/>if(str[i]==str[j])</text:p>
      <text:p text:style-name="P7"><text:s text:c="16"/>flag=1;</text:p>
      <text:p text:style-name="P7"><text:s text:c="8"/>}</text:p>
      <text:p text:style-name="P7"><text:s text:c="8"/>if(flag)</text:p>
      <text:p text:style-name="P7"><text:s text:c="12"/>continue;</text:p>
      <text:p text:style-name="P7"/>
      <text:p text:style-name="P7"><text:s text:c="8"/>for(j=i;j&lt;n;j++)</text:p>
      <text:p text:style-name="P7"><text:s text:c="8"/>{</text:p>
      <text:p text:style-name="P7"><text:s text:c="12"/>if(str[i]==str[j])</text:p>
      <text:p text:style-name="P7"><text:s text:c="16"/>{</text:p>
      <text:p text:style-name="P7"><text:s text:c="20"/>printf("’%c’\t",str[i]);</text:p>
      <text:p text:style-name="P7"><text:s text:c="20"/>break;;</text:p>
      <text:p text:style-name="P7"><text:s text:c="16"/>}</text:p>
      <text:p text:style-name="P7"><text:s text:c="8"/>}</text:p>
      <text:p text:style-name="P7"/>
      <text:p text:style-name="P7"><text:s text:c="4"/>}</text:p>
      <text:p text:style-name="P7"><text:s text:c="4"/>return 0;</text:p>
      <text:p text:style-name="P7">}</text:p>
      <text:p text:style-name="P7"/>
      <text:p text:style-name="P7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6T21:31:02.712423650</meta:creation-date>
    <dc:date>2022-08-18T15:08:17.280950941</dc:date>
    <meta:editing-duration>PT1H5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1" meta:paragraph-count="380" meta:word-count="669" meta:character-count="6242" meta:non-whitespace-character-count="4321"/>
  </office:meta>
</office:document-meta>
</file>